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84cm" fo:min-width="4.082cm"/>
    </style:style>
    <style:style style:name="gr2" style:family="graphic" style:parent-style-name="standard">
      <style:graphic-properties draw:textarea-horizontal-align="justify" draw:textarea-vertical-align="middle" draw:auto-grow-height="false" fo:min-height="1.465cm" fo:min-width="1.786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782cm" fo:min-width="3.818cm"/>
    </style:style>
    <style:style style:name="gr5" style:family="graphic" style:parent-style-name="standard">
      <style:graphic-properties draw:textarea-horizontal-align="justify" draw:textarea-vertical-align="middle" draw:auto-grow-height="false" fo:min-height="1.27cm" fo:min-width="4.082cm"/>
    </style:style>
    <style:style style:name="gr6" style:family="graphic" style:parent-style-name="standard">
      <style:graphic-properties draw:textarea-horizontal-align="justify" draw:textarea-vertical-align="middle" draw:auto-grow-height="false" fo:min-height="1.783cm" fo:min-width="2.172cm"/>
    </style:style>
    <style:style style:name="gr7" style:family="graphic" style:parent-style-name="standard">
      <style:graphic-properties draw:stroke="none" svg:stroke-color="#000000" draw:fill="none" draw:fill-color="#ffffff" fo:min-height="0.385cm"/>
    </style:style>
    <style:style style:name="gr8" style:family="graphic" style:parent-style-name="standard">
      <style:graphic-properties draw:textarea-horizontal-align="justify" draw:textarea-vertical-align="middle" draw:auto-grow-height="false" fo:min-height="1.783cm" fo:min-width="2.59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08cm" svg:height="2.032cm" draw:transform="skewX (0.00191986217719376) rotate (0.00191986217719376) translate (2.652cm 2.018cm)">
          <text:p text:style-name="P1"><text:span text:style-name="T1">Initializ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xml:id="id2" draw:id="id2" draw:layer="layout" svg:width="4.572cm" svg:height="3.429cm" svg:x="2.906cm" svg:y="4.939cm">
          <text:p text:style-name="P1"><text:span text:style-name="T1">A</text:span><text:span text:style-name="T1">bo</text:span><text:span text:style-name="T1">rt </text:span><text:span text:style-name="T1">Te</text:span><text:span text:style-name="T1">st</text:span><text:span text:style-name="T1">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2" draw:layer="layout" svg:x1="5.192cm" svg:y1="4.045cm" svg:x2="5.192cm" svg:y2="4.939cm" draw:start-shape="id1" draw:start-glue-point="6" draw:end-shape="id2" draw:end-glue-point="4" svg:d="M5192 4045v894" svg:viewBox="0 0 1 895">
          <text:p/>
        </draw:connector>
        <draw:custom-shape draw:style-name="gr4" draw:text-style-name="P1" xml:id="id3" draw:id="id3" draw:layer="layout" svg:width="4.318cm" svg:height="2.032cm" svg:x="3.033cm" svg:y="9.13cm">
          <text:p text:style-name="P2"><text:span text:style-name="T1">sem_wait(start)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5.192cm" svg:y1="8.368cm" svg:x2="5.192cm" svg:y2="9.13cm" draw:start-shape="id2" draw:start-glue-point="6" draw:end-shape="id3" draw:end-glue-point="0" svg:d="M5192 8368v762" svg:viewBox="0 0 1 763">
          <text:p/>
        </draw:connector>
        <draw:custom-shape draw:style-name="gr4" draw:text-style-name="P1" xml:id="id4" draw:id="id4" draw:layer="layout" svg:width="4.318cm" svg:height="2.032cm" svg:x="3.032cm" svg:y="12.049cm">
          <text:p text:style-name="P2"><text:span text:style-name="T1">clock_gettime()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5.192cm" svg:y1="11.162cm" svg:x2="5.191cm" svg:y2="12.049cm" draw:start-shape="id3" draw:start-glue-point="2" draw:end-shape="id4" draw:end-glue-point="0" svg:d="M5192 11162v444h-1v443" svg:viewBox="0 0 2 888">
          <text:p/>
        </draw:connector>
        <draw:custom-shape draw:style-name="gr5" draw:text-style-name="P1" xml:id="id5" draw:id="id5" draw:layer="layout" svg:width="5.08cm" svg:height="2.154cm" draw:transform="skewX (0.00191986217719376) rotate (0.00191986217719376) translate (9.002cm 5.579cm)">
          <text:p text:style-name="P1"><text:span text:style-name="T1">Destroy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2" draw:layer="layout" svg:x1="7.478cm" svg:y1="6.654cm" svg:x2="9.002cm" svg:y2="6.655cm" draw:start-shape="id2" draw:start-glue-point="7" draw:end-shape="id5" draw:end-glue-point="5" svg:d="M7478 6654h763v1h761" svg:viewBox="0 0 1525 2">
          <text:p/>
        </draw:connector>
        <draw:custom-shape draw:style-name="gr6" draw:text-style-name="P1" xml:id="id6" draw:id="id6" draw:layer="layout" svg:width="4.064cm" svg:height="2.032cm" svg:x="3.159cm" svg:y="20.431cm">
          <text:p text:style-name="P2"><text:span text:style-name="T1">Image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3" draw:text-style-name="P2" draw:layer="layout" draw:line-skew="-0.515cm" svg:x1="3.159cm" svg:y1="21.447cm" svg:x2="2.906cm" svg:y2="6.654cm" draw:start-shape="id6" draw:start-glue-point="5" draw:end-shape="id2" draw:end-glue-point="5" svg:d="M3159 21447h-1269v-14793h1016" svg:viewBox="0 0 1270 14794">
          <text:p/>
        </draw:connector>
        <draw:frame draw:style-name="gr7" draw:text-style-name="P4" draw:layer="layout" svg:width="1.397cm" svg:height="0.725cm" svg:x="7.478cm" svg:y="5.611cm">
          <draw:text-box>
            <text:p text:style-name="P3"><text:span text:style-name="T1">Yes</text:span></text:p>
          </draw:text-box>
        </draw:frame>
        <draw:frame draw:style-name="gr7" draw:text-style-name="P4" draw:layer="layout" svg:width="1.397cm" svg:height="0.725cm" svg:x="5.573cm" svg:y="8.278cm">
          <draw:text-box>
            <text:p text:style-name="P3"><text:span text:style-name="T1">No</text:span></text:p>
          </draw:text-box>
        </draw:frame>
        <draw:custom-shape draw:style-name="gr8" draw:text-style-name="P2" xml:id="id7" draw:id="id7" draw:layer="layout" svg:width="5.08cm" svg:height="2.032cm" svg:x="2.651cm" svg:y="14.843cm">
          <text:p text:style-name="P2"><text:span text:style-name="T1">Raw </text:span><text:span text:style-name="T1">Ima</text:span><text:span text:style-name="T1">ge </text:span><text:span text:style-name="T1">Dat</text:span><text:span text:style-name="T1">a</text:span></text:p>
          <text:p text:style-name="P2"><text:span text:style-name="T1">cvQ</text:span><text:span text:style-name="T1">uery</text:span><text:span text:style-name="T1">Fra</text:span><text:span text:style-name="T1">me()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2" draw:layer="layout" svg:x1="5.191cm" svg:y1="14.081cm" svg:x2="5.191cm" svg:y2="14.843cm" draw:start-shape="id4" draw:start-glue-point="2" draw:end-shape="id7" draw:end-glue-point="5" svg:d="M5191 14081v762" svg:viewBox="0 0 1 763">
          <text:p/>
        </draw:connector>
        <draw:connector draw:style-name="gr3" draw:text-style-name="P2" draw:layer="layout" svg:x1="5.191cm" svg:y1="16.875cm" svg:x2="5.192cm" svg:y2="17.639cm" draw:start-shape="id7" draw:start-glue-point="8" svg:d="M5191 16875v633h1v131" svg:viewBox="0 0 2 765">
          <text:p/>
        </draw:connector>
        <draw:custom-shape draw:style-name="gr4" draw:text-style-name="P1" xml:id="id8" draw:id="id8" draw:layer="layout" svg:width="4.318cm" svg:height="2.032cm" svg:x="3.032cm" svg:y="17.637cm">
          <text:p text:style-name="P2"><text:span text:style-name="T1">mq_send(data)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5.191cm" svg:y1="19.669cm" svg:x2="5.191cm" svg:y2="20.431cm" draw:start-shape="id8" draw:start-glue-point="2" draw:end-shape="id6" draw:end-glue-point="4" svg:d="M5191 19669v762" svg:viewBox="0 0 1 76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8T20:22:25.314847061</meta:creation-date>
    <dc:date>2017-08-08T20:27:50.855475784</dc:date>
    <meta:editing-duration>PT5M25S</meta:editing-duration>
    <meta:editing-cycles>1</meta:editing-cycles>
    <meta:document-statistic meta:object-count="18"/>
    <meta:generator>LibreOffice/5.1.6.2$Linux_X86_64 LibreOffice_project/10m0$Build-2</meta:generator>
  </office:meta>
</office:document-meta>
</file>